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xels</text:p>
          </table:table-cell>
          <table:table-cell office:value-type="string" calcext:value-type="string">
            <text:p>Mean cpu ticks</text:p>
          </table:table-cell>
          <table:table-cell office:value-type="string" calcext:value-type="string">
            <text:p>Std Dev cpu tick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124099" calcext:value-type="float">
            <text:p>13124099</text:p>
          </table:table-cell>
          <table:table-cell office:value-type="float" office:value="8791407" calcext:value-type="float">
            <text:p>879140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1717885" calcext:value-type="float">
            <text:p>31717885</text:p>
          </table:table-cell>
          <table:table-cell office:value-type="float" office:value="19409277" calcext:value-type="float">
            <text:p>1940927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2242947" calcext:value-type="float">
            <text:p>52242947</text:p>
          </table:table-cell>
          <table:table-cell office:value-type="float" office:value="96194197" calcext:value-type="float">
            <text:p>9619419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46077753" calcext:value-type="float">
            <text:p>246077753</text:p>
          </table:table-cell>
          <table:table-cell office:value-type="float" office:value="78830861" calcext:value-type="float">
            <text:p>7883086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04946062" calcext:value-type="float">
            <text:p>304946062</text:p>
          </table:table-cell>
          <table:table-cell office:value-type="float" office:value="240119631" calcext:value-type="float">
            <text:p>24011963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72884783" calcext:value-type="float">
            <text:p>572884783</text:p>
          </table:table-cell>
          <table:table-cell office:value-type="float" office:value="544203198" calcext:value-type="float">
            <text:p>5442031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200883905" calcext:value-type="float">
            <text:p>1200883905</text:p>
          </table:table-cell>
          <table:table-cell office:value-type="float" office:value="987482830" calcext:value-type="float">
            <text:p>987482830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931748884" calcext:value-type="float">
            <text:p>2931748884</text:p>
          </table:table-cell>
          <table:table-cell office:value-type="float" office:value="2380786538" calcext:value-type="float">
            <text:p>2380786538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6046722209" calcext:value-type="float">
            <text:p>6046722209</text:p>
          </table:table-cell>
          <table:table-cell office:value-type="float" office:value="4938207782" calcext:value-type="float">
            <text:p>4938207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'Alessandro</meta:initial-creator>
    <meta:creation-date>2014-02-25T12:49:57.438932905</meta:creation-date>
    <dc:date>2014-02-25T13:07:54.513142109</dc:date>
    <dc:creator>David D'Alessandro</dc:creator>
    <meta:editing-duration>PT2M16S</meta:editing-duration>
    <meta:editing-cycles>1</meta:editing-cycles>
    <meta:document-statistic meta:table-count="1" meta:cell-count="30" meta:object-count="0"/>
    <meta:generator>LibreOffice/4.1.3.2$Linux_X86_64 LibreOffice_project/410m0$Build-2</meta:generator>
  </office:meta>
</office:document-meta>
</file>